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Microsoft YaHei1"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cccccc" draw:fill="solid" draw:fill-color="#eeeeee" draw:textarea-horizontal-align="justify" draw:textarea-vertical-align="middle" draw:auto-grow-height="false" fo:min-height="8.005cm" fo:min-width="5.215cm"/>
      <style:paragraph-properties style:writing-mode="lr-tb"/>
    </style:style>
    <style:style style:name="gr2" style:family="graphic" style:parent-style-name="standard">
      <style:graphic-properties svg:stroke-color="#cccccc" draw:fill="solid" draw:fill-color="#eeeeee" draw:textarea-horizontal-align="justify" draw:textarea-vertical-align="middle" draw:auto-grow-height="false" fo:min-height="9.605cm" fo:min-width="6.485cm"/>
    </style:style>
    <style:style style:name="gr3" style:family="graphic" style:parent-style-name="standard">
      <style:graphic-properties svg:stroke-color="#000000" draw:fill="solid" draw:fill-color="#000000" draw:textarea-horizontal-align="justify" draw:textarea-vertical-align="middle" draw:auto-grow-height="false" fo:min-height="1.097cm" fo:min-width="0.847cm"/>
    </style:style>
    <style:style style:name="gr4" style:family="graphic" style:parent-style-name="objectwithoutfill">
      <style:graphic-properties draw:stroke="dash" draw:stroke-dash="Double_20_Dash" svg:stroke-color="#000000" svg:stroke-linecap="butt" draw:fill="none" draw:textarea-vertical-align="middle"/>
    </style:style>
    <style:style style:name="gr5" style:family="graphic" style:parent-style-name="objectwithoutfill">
      <style:graphic-properties svg:stroke-color="#000000" draw:fill="none" draw:textarea-vertical-align="middle"/>
    </style:style>
    <style:style style:name="gr6" style:family="graphic" style:parent-style-name="standard">
      <style:graphic-properties svg:stroke-color="#000000" draw:fill="solid" draw:fill-color="#000000" draw:textarea-horizontal-align="justify" draw:textarea-vertical-align="middle" draw:auto-grow-height="false" fo:min-height="0.385cm" fo:min-width="0.77cm"/>
    </style:style>
    <style:style style:name="gr7" style:family="graphic" style:parent-style-name="standard">
      <style:graphic-properties svg:stroke-color="#000000" draw:fill="solid" draw:fill-color="#000000" draw:textarea-horizontal-align="justify" draw:textarea-vertical-align="middle" draw:auto-grow-height="false" fo:min-height="2.29cm" fo:min-width="5.215cm"/>
    </style:style>
    <style:style style:name="gr8" style:family="graphic" style:parent-style-name="standard">
      <style:graphic-properties draw:stroke="none" svg:stroke-color="#000000" draw:fill="none" draw:fill-color="#ffffff" fo:min-height="0.475cm"/>
      <style:paragraph-properties style:writing-mode="lr-tb"/>
    </style:style>
    <style:style style:name="gr9" style:family="graphic" style:parent-style-name="standard">
      <style:graphic-properties draw:stroke="none" svg:stroke-color="#000000" draw:fill="none" draw:fill-color="#ffffff" fo:min-height="0.703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standard">
      <style:graphic-properties svg:stroke-color="#cccccc" draw:fill="solid" draw:fill-color="#eeeeee" draw:textarea-horizontal-align="justify" draw:textarea-vertical-align="middle" draw:auto-grow-height="false" fo:min-height="1.655cm" fo:min-width="6.485cm"/>
    </style:style>
    <style:style style:name="gr12" style:family="graphic" style:parent-style-name="standard">
      <style:graphic-properties draw:stroke="none" svg:stroke-color="#000000" draw:fill="none" draw:fill-color="#ffffff" fo:min-height="0.712cm"/>
      <style:paragraph-properties style:writing-mode="lr-tb"/>
    </style:style>
    <style:style style:name="gr13" style:family="graphic" style:parent-style-name="standard">
      <style:graphic-properties draw:stroke="none" svg:stroke-color="#000000" draw:fill="none" draw:fill-color="#ffffff" fo:min-height="0.702cm"/>
      <style:paragraph-properties style:writing-mode="lr-tb"/>
    </style:style>
    <style:style style:name="gr14" style:family="graphic" style:parent-style-name="standard">
      <style:graphic-properties svg:stroke-color="#cccccc" draw:fill-color="#cccccc" draw:textarea-horizontal-align="justify" draw:textarea-vertical-align="middle" draw:auto-grow-height="false" fo:min-height="1.655cm" fo:min-width="0.77cm"/>
    </style:style>
    <style:style style:name="gr15" style:family="graphic" style:parent-style-name="standard">
      <style:graphic-properties svg:stroke-color="#cccccc" draw:fill-color="#cccccc" draw:textarea-horizontal-align="justify" draw:textarea-vertical-align="middle" draw:auto-grow-height="false" fo:min-height="1.655cm" fo:min-width="0.735cm"/>
    </style:style>
    <style:style style:name="gr16" style:family="graphic" style:parent-style-name="standard">
      <style:graphic-properties svg:stroke-color="#cccccc" draw:fill-color="#cccccc" draw:textarea-horizontal-align="justify" draw:textarea-vertical-align="middle" draw:auto-grow-height="false" fo:min-height="1.973cm" fo:min-width="1.335cm"/>
    </style:style>
    <style:style style:name="gr17" style:family="graphic" style:parent-style-name="standard">
      <style:graphic-properties svg:stroke-color="#999999" draw:fill-color="#cccccc" draw:textarea-vertical-align="middle"/>
    </style:style>
    <style:style style:name="gr18" style:family="graphic" style:parent-style-name="objectwithoutfill">
      <style:graphic-properties svg:stroke-color="#000000" draw:fill="none" draw:fill-color="#cccccc" draw:textarea-vertical-align="middle"/>
    </style:style>
    <style:style style:name="gr19" style:family="graphic" style:parent-style-name="objectwithoutfill">
      <style:graphic-properties draw:stroke="dash" draw:stroke-dash="Double_20_Dash" svg:stroke-color="#000000" draw:fill="none" draw:fill-color="#cccccc" draw:textarea-vertical-align="middle"/>
    </style:style>
    <style:style style:name="gr20" style:family="graphic" style:parent-style-name="standard">
      <style:graphic-properties svg:stroke-color="#000000" draw:fill="solid" draw:fill-color="#000000" draw:textarea-horizontal-align="justify" draw:textarea-vertical-align="middle" draw:auto-grow-height="false" fo:min-height="0cm" fo:min-width="0cm"/>
    </style:style>
    <style:style style:name="gr21"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false" fo:min-height="1.02cm" fo:min-width="0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24" style:family="graphic" style:parent-style-name="standard">
      <style:graphic-properties svg:stroke-color="#999999" draw:marker-start="Arrow" draw:marker-start-width="0.3cm" draw:marker-end="Arrow" draw:marker-end-width="0.3cm" draw:fill-color="#cccccc" draw:textarea-vertical-align="middle"/>
    </style:style>
    <style:style style:name="gr25" style:family="graphic" style:parent-style-name="standard">
      <style:graphic-properties draw:stroke="none" svg:stroke-color="#000000" draw:fill="none" draw:fill-color="#ffffff" fo:min-height="0.385cm"/>
      <style:paragraph-properties style:writing-mode="lr-tb"/>
    </style:style>
    <style:style style:name="gr26" style:family="graphic" style:parent-style-name="standard">
      <style:graphic-properties svg:stroke-color="#eeeeee" draw:fill="solid" draw:fill-color="#eeeeee" draw:textarea-horizontal-align="justify" draw:textarea-vertical-align="middle" draw:auto-grow-height="false" fo:min-height="1.097cm" fo:min-width="0.847cm"/>
    </style:style>
    <style:style style:name="gr27" style:family="graphic" style:parent-style-name="standard">
      <style:graphic-properties svg:stroke-color="#999999" draw:fill="solid" draw:fill-color="#cccccc" draw:textarea-horizontal-align="justify" draw:textarea-vertical-align="middle" draw:auto-grow-height="false" fo:min-height="0.385cm" fo:min-width="0cm"/>
    </style:style>
    <style:style style:name="gr28" style:family="graphic" style:parent-style-name="standard">
      <style:graphic-properties draw:stroke="none" svg:stroke-color="#000000" draw:fill="none" draw:fill-color="#ffffff" fo:min-height="1.337cm"/>
      <style:paragraph-properties style:writing-mode="lr-tb"/>
    </style:style>
    <style:style style:name="gr29" style:family="graphic" style:parent-style-name="standard">
      <style:graphic-properties svg:stroke-color="#999999" draw:fill-color="#cccccc" draw:textarea-horizontal-align="justify" draw:textarea-vertical-align="middle" draw:auto-grow-height="false" fo:min-height="1.337cm" fo:min-width="0cm"/>
    </style:style>
    <style:style style:name="gr30" style:family="graphic" style:parent-style-name="standard">
      <style:graphic-properties draw:stroke="none" svg:stroke-color="#000000" draw:fill="none" draw:fill-color="#ffffff" fo:min-height="23.372cm"/>
      <style:paragraph-properties style:writing-mode="lr-tb"/>
    </style:style>
    <style:style style:name="P1" style:family="paragraph">
      <loext:graphic-properties draw:fill="solid" draw:fill-color="#eeeeee"/>
      <style:paragraph-properties fo:text-align="center" style:writing-mode="lr-tb"/>
    </style:style>
    <style:style style:name="P2" style:family="paragraph">
      <loext:graphic-properties draw:fill="solid" draw:fill-color="#eeeeee"/>
      <style:paragraph-properties fo:text-align="center"/>
    </style:style>
    <style:style style:name="P3" style:family="paragraph">
      <loext:graphic-properties draw:fill="solid" draw:fill-color="#000000"/>
      <style:paragraph-properties fo:text-align="center"/>
    </style:style>
    <style:style style:name="P4" style:family="paragraph">
      <loext:graphic-properties draw:fill="none"/>
      <style:paragraph-properties fo:text-align="center" style:writing-mode="lr-tb"/>
    </style:style>
    <style:style style:name="P5" style:family="paragraph">
      <loext:graphic-properties draw:fill="none"/>
      <style:paragraph-properties fo:text-align="center"/>
    </style:style>
    <style:style style:name="P6" style:family="paragraph">
      <style:text-properties fo:color="#999999" loext:opacity="100%" fo:font-size="12pt"/>
    </style:style>
    <style:style style:name="P7" style:family="paragraph">
      <loext:graphic-properties draw:fill="none" draw:fill-color="#ffffff"/>
      <style:text-properties fo:color="#999999" loext:opacity="100%" fo:font-size="12pt"/>
    </style:style>
    <style:style style:name="P8" style:family="paragraph">
      <style:paragraph-properties fo:line-height="100%" fo:text-align="center"/>
      <style:text-properties fo:color="#999999" loext:opacity="100%" fo:font-size="16pt"/>
    </style:style>
    <style:style style:name="P9" style:family="paragraph">
      <loext:graphic-properties draw:fill="none" draw:fill-color="#ffffff"/>
      <style:paragraph-properties fo:line-height="100%" fo:text-align="center"/>
      <style:text-properties fo:color="#999999" loext:opacity="100%" fo:font-size="16pt"/>
    </style:style>
    <style:style style:name="P10" style:family="paragraph">
      <loext:graphic-properties draw:fill="none" draw:fill-color="#ffffff"/>
    </style:style>
    <style:style style:name="P11" style:family="paragraph">
      <style:text-properties fo:color="#999999" loext:opacity="100%" fo:font-size="16pt"/>
    </style:style>
    <style:style style:name="P12" style:family="paragraph">
      <loext:graphic-properties draw:fill="none" draw:fill-color="#ffffff"/>
      <style:text-properties fo:color="#999999" loext:opacity="100%" fo:font-size="16pt"/>
    </style:style>
    <style:style style:name="P13" style:family="paragraph">
      <style:text-properties fo:color="#999999" loext:opacity="100%"/>
    </style:style>
    <style:style style:name="P14" style:family="paragraph">
      <loext:graphic-properties draw:fill="none" draw:fill-color="#ffffff"/>
      <style:text-properties fo:color="#999999" loext:opacity="100%"/>
    </style:style>
    <style:style style:name="P15" style:family="paragraph">
      <loext:graphic-properties draw:fill-color="#cccccc"/>
      <style:paragraph-properties fo:text-align="center"/>
    </style:style>
    <style:style style:name="P16" style:family="paragraph">
      <loext:graphic-properties draw:fill="none" draw:fill-color="#cccccc"/>
      <style:paragraph-properties fo:text-align="center"/>
    </style:style>
    <style:style style:name="P17" style:family="paragraph">
      <style:paragraph-properties fo:text-align="center"/>
      <style:text-properties fo:color="#999999" loext:opacity="100%" fo:font-size="12pt"/>
    </style:style>
    <style:style style:name="P18" style:family="paragraph">
      <loext:graphic-properties draw:fill="none" draw:fill-color="#ffffff"/>
      <style:paragraph-properties fo:text-align="center"/>
      <style:text-properties fo:color="#999999" loext:opacity="100%" fo:font-size="12pt"/>
    </style:style>
    <style:style style:name="P19" style:family="paragraph">
      <style:paragraph-properties fo:text-align="center"/>
      <style:text-properties fo:color="#999999" loext:opacity="100%" fo:font-size="10pt"/>
    </style:style>
    <style:style style:name="P20" style:family="paragraph">
      <loext:graphic-properties draw:fill="none" draw:fill-color="#ffffff"/>
      <style:paragraph-properties fo:text-align="center"/>
      <style:text-properties fo:color="#999999" loext:opacity="100%" fo:font-size="10pt"/>
    </style:style>
    <style:style style:name="P21" style:family="paragraph">
      <loext:graphic-properties draw:fill="solid" draw:fill-color="#cccccc"/>
      <style:paragraph-properties fo:text-align="center"/>
    </style:style>
    <style:style style:name="P22" style:family="paragraph">
      <style:paragraph-properties fo:margin-top="0cm" fo:margin-bottom="0.33cm">
        <style:tab-stops/>
      </style:paragraph-properties>
      <style:text-properties fo:font-size="10pt"/>
    </style:style>
    <style:style style:name="P23" style:family="paragraph">
      <style:paragraph-properties fo:margin-left="0cm" fo:margin-right="0cm" fo:margin-top="0cm" fo:margin-bottom="0.33cm" fo:line-height="100%" fo:text-indent="0cm">
        <style:tab-stops/>
      </style:paragraph-properties>
      <style:text-properties fo:font-size="10pt"/>
    </style:style>
    <style:style style:name="P24" style:family="paragraph">
      <loext:graphic-properties draw:fill="none" draw:fill-color="#ffffff"/>
      <style:paragraph-properties fo:margin-top="0cm" fo:margin-bottom="0.33cm">
        <style:tab-stops/>
      </style:paragraph-properties>
      <style:text-properties fo:font-size="10pt"/>
    </style:style>
    <style:style style:name="T1" style:family="text">
      <style:text-properties style:font-size-asian="16pt" style:font-size-complex="16pt"/>
    </style:style>
    <style:style style:name="T2" style:family="text">
      <style:text-properties style:font-name="Liberation Sans" style:font-name-asian="Liberation Sans" style:font-name-complex="Liberation Sans"/>
    </style:style>
    <style:style style:name="T3" style:family="text">
      <style:text-properties fo:font-size="10pt"/>
    </style:style>
    <style:style style:name="T4" style:family="text">
      <style:text-properties fo:font-size="10pt" style:text-underline-style="solid" style:text-underline-width="auto" style:text-underline-color="font-color" fo:font-weight="bold"/>
    </style:style>
    <style:style style:name="T5" style:family="text">
      <style:text-properties fo:font-size="10pt" style:text-underline-style="solid" style:text-underline-width="auto" style:text-underline-color="font-color"/>
    </style:style>
    <style:style style:name="T6" style:family="text">
      <style:text-properties style:font-name="Liberation Sans" fo:font-size="10pt" style:font-name-asian="Liberation Sans" style:font-name-complex="Liberation Sans"/>
    </style:style>
    <style:style style:name="T7" style:family="text">
      <style:text-properties fo:font-variant="normal" fo:text-transform="none" style:use-window-font-color="true" loext:opacity="0%" style:text-outline="false" style:text-line-through-style="none" style:text-line-through-type="none" style:font-name="Liberation Sans2" fo:font-size="10pt" fo:font-style="normal" fo:text-shadow="none" style:text-underline-style="none" fo:font-weight="normal" style:letter-kerning="true" style:font-name-asian="Microsoft YaHei1"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5.715cm" svg:height="8.255cm" svg:x="3.175cm" svg:y="3.175cm">
          <text:p/>
          <draw:enhanced-geometry svg:viewBox="0 0 21600 21600" draw:type="rectangle" draw:enhanced-path="M 0 0 L 21600 0 21600 21600 0 21600 0 0 Z N"/>
        </draw:custom-shape>
        <draw:custom-shape draw:style-name="gr2" draw:text-style-name="P2" draw:layer="layout" svg:width="6.985cm" svg:height="9.855cm" svg:x="12.065cm" svg:y="2.54cm">
          <text:p/>
          <draw:enhanced-geometry svg:viewBox="0 0 21600 21600" draw:type="rectangle" draw:enhanced-path="M 0 0 L 21600 0 21600 21600 0 21600 0 0 Z N"/>
        </draw:custom-shape>
        <draw:custom-shape draw:style-name="gr3" draw:text-style-name="P3" draw:layer="layout" svg:width="1.905cm" svg:height="1.905cm" svg:x="5.08cm" svg:y="2.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4" draw:layer="layout" svg:x1="0cm" svg:y1="27.305cm" svg:x2="21.59cm" svg:y2="27.305cm">
          <text:p/>
        </draw:line>
        <draw:line draw:style-name="gr4" draw:text-style-name="P5" draw:layer="layout" svg:x1="0cm" svg:y1="24.765cm" svg:x2="21.59cm" svg:y2="24.765cm">
          <text:p/>
        </draw:line>
        <draw:line draw:style-name="gr4" draw:text-style-name="P5" draw:layer="layout" svg:x1="0cm" svg:y1="22.225cm" svg:x2="21.59cm" svg:y2="22.225cm">
          <text:p/>
        </draw:line>
        <draw:line draw:style-name="gr5" draw:text-style-name="P5" draw:layer="layout" svg:x1="1.27cm" svg:y1="17.145cm" svg:x2="3.175cm" svg:y2="17.145cm">
          <text:p/>
        </draw:line>
        <draw:line draw:style-name="gr5" draw:text-style-name="P5" draw:layer="layout" svg:x1="18.415cm" svg:y1="17.145cm" svg:x2="20.32cm" svg:y2="17.145cm">
          <text:p/>
        </draw:line>
        <draw:line draw:style-name="gr4" draw:text-style-name="P5" draw:layer="layout" svg:x1="0cm" svg:y1="19.685cm" svg:x2="21.59cm" svg:y2="19.685cm">
          <text:p/>
        </draw:line>
        <draw:line draw:style-name="gr5" draw:text-style-name="P5" draw:layer="layout" svg:x1="8.89cm" svg:y1="17.145cm" svg:x2="12.7cm" svg:y2="17.145cm">
          <text:p/>
        </draw:line>
        <draw:custom-shape draw:style-name="gr6" draw:text-style-name="P3" draw:layer="layout" svg:width="1.27cm" svg:height="0.635cm" svg:x="0cm" svg:y="27.305cm">
          <text:p/>
          <draw:enhanced-geometry svg:viewBox="0 0 21600 21600" draw:type="rectangle" draw:enhanced-path="M 0 0 L 21600 0 21600 21600 0 21600 0 0 Z N"/>
        </draw:custom-shape>
        <draw:custom-shape draw:style-name="gr6" draw:text-style-name="P3" draw:layer="layout" svg:width="1.27cm" svg:height="0.635cm" svg:x="20.32cm" svg:y="27.305cm">
          <text:p/>
          <draw:enhanced-geometry svg:viewBox="0 0 21600 21600" draw:type="rectangle" draw:enhanced-path="M 0 0 L 21600 0 21600 21600 0 21600 0 0 Z N"/>
        </draw:custom-shape>
        <draw:custom-shape draw:style-name="gr7" draw:text-style-name="P3" draw:layer="layout" svg:width="5.715cm" svg:height="2.54cm" svg:x="3.175cm" svg:y="25.4cm">
          <text:p/>
          <draw:enhanced-geometry svg:viewBox="0 0 21600 21600" draw:type="rectangle" draw:enhanced-path="M 0 0 L 21600 0 21600 21600 0 21600 0 0 Z N"/>
        </draw:custom-shape>
        <draw:custom-shape draw:style-name="gr7" draw:text-style-name="P3" draw:layer="layout" svg:width="5.715cm" svg:height="2.54cm" svg:x="12.7cm" svg:y="25.4cm">
          <text:p/>
          <draw:enhanced-geometry svg:viewBox="0 0 21600 21600" draw:type="rectangle" draw:enhanced-path="M 0 0 L 21600 0 21600 21600 0 21600 0 0 Z N"/>
        </draw:custom-shape>
        <draw:frame draw:style-name="gr8" draw:text-style-name="P7" draw:layer="layout" svg:width="1.905cm" svg:height="0.725cm" svg:x="1.27cm" svg:y="27.305cm">
          <draw:text-box>
            <text:p text:style-name="P6"><text:span text:style-name="T1">Tab</text:span><text:span text:style-name="T1"> A</text:span></text:p>
          </draw:text-box>
        </draw:frame>
        <draw:frame draw:style-name="gr8" draw:text-style-name="P7" draw:layer="layout" svg:width="1.905cm" svg:height="0.725cm" svg:x="9.842cm" svg:y="27.305cm">
          <draw:text-box>
            <text:p text:style-name="P6"><text:span text:style-name="T1">Tab</text:span><text:span text:style-name="T1"> B</text:span></text:p>
          </draw:text-box>
        </draw:frame>
        <draw:frame draw:style-name="gr8" draw:text-style-name="P7" draw:layer="layout" svg:width="1.905cm" svg:height="0.725cm" svg:x="18.415cm" svg:y="27.305cm">
          <draw:text-box>
            <text:p text:style-name="P6"><text:span text:style-name="T1">Tab</text:span><text:span text:style-name="T1"> C</text:span></text:p>
          </draw:text-box>
        </draw:frame>
        <draw:frame draw:style-name="gr8" draw:text-style-name="P7" draw:layer="layout" svg:width="1.905cm" svg:height="0.725cm" svg:x="1.446cm" svg:y="17.357cm">
          <draw:text-box>
            <text:p text:style-name="P6"><text:span text:style-name="T1">Slot A</text:span></text:p>
          </draw:text-box>
        </draw:frame>
        <draw:frame draw:style-name="gr8" draw:text-style-name="P7" draw:layer="layout" svg:width="1.905cm" svg:height="0.725cm" svg:x="9.842cm" svg:y="17.372cm">
          <draw:text-box>
            <text:p text:style-name="P6"><text:span text:style-name="T1">Slot B</text:span></text:p>
          </draw:text-box>
        </draw:frame>
        <draw:frame draw:style-name="gr8" draw:text-style-name="P7" draw:layer="layout" svg:width="1.905cm" svg:height="0.725cm" svg:x="18.591cm" svg:y="17.462cm">
          <draw:text-box>
            <text:p text:style-name="P6"><text:span text:style-name="T1">Slot C</text:span></text:p>
          </draw:text-box>
        </draw:frame>
        <draw:frame draw:style-name="gr9" draw:text-style-name="P9" draw:layer="layout" svg:width="20.32cm" svg:height="0.953cm" svg:x="0.635cm" svg:y="23.177cm">
          <draw:text-box>
            <text:p text:style-name="P8">Cut on black lines. Fold on dotted lines. Glue tabs into slots.</text:p>
          </draw:text-box>
        </draw:frame>
        <draw:frame draw:style-name="gr10" draw:text-style-name="P10" draw:layer="layout" svg:width="0.502cm" svg:height="0.962cm" svg:x="11.43cm" svg:y="13.652cm">
          <draw:text-box>
            <text:p/>
          </draw:text-box>
        </draw:frame>
        <draw:frame draw:style-name="gr9" draw:text-style-name="P12" draw:layer="layout" svg:width="6.985cm" svg:height="0.953cm" svg:x="7.45cm" svg:y="20.625cm">
          <draw:text-box>
            <text:p text:style-name="P11">Cable Management Area</text:p>
          </draw:text-box>
        </draw:frame>
        <draw:custom-shape draw:style-name="gr11" draw:text-style-name="P2" xml:id="id2" draw:id="id2" draw:layer="layout" svg:width="6.985cm" svg:height="1.905cm" svg:x="12.065cm" svg:y="12.7cm">
          <text:p/>
          <draw:enhanced-geometry svg:viewBox="0 0 21600 21600" draw:mirror-horizontal="false" draw:mirror-vertical="false" draw:type="rectangle" draw:enhanced-path="M 0 0 L 21600 0 21600 21600 0 21600 0 0 Z N"/>
        </draw:custom-shape>
        <draw:frame draw:style-name="gr12" draw:text-style-name="P14" draw:layer="layout" svg:width="4.445cm" svg:height="0.962cm" svg:x="13.259cm" svg:y="13.259cm">
          <draw:text-box>
            <text:p text:style-name="P13">USB-to-SATA</text:p>
          </draw:text-box>
        </draw:frame>
        <draw:frame draw:style-name="gr12" draw:text-style-name="P14" draw:layer="layout" svg:width="3.492cm" svg:height="0.962cm" svg:x="13.97cm" svg:y="6.35cm">
          <draw:text-box>
            <text:p text:style-name="P13">2.5” SATA</text:p>
          </draw:text-box>
        </draw:frame>
        <draw:frame draw:style-name="gr13" draw:text-style-name="P14" draw:layer="layout" svg:width="4.48cm" svg:height="0.962cm" svg:x="3.775cm" svg:y="6.032cm">
          <draw:text-box>
            <text:p text:style-name="P13">Raspberry Pi</text:p>
          </draw:text-box>
        </draw:frame>
        <draw:custom-shape draw:style-name="gr14" draw:text-style-name="P15" draw:layer="layout" svg:width="1.27cm" svg:height="1.905cm" svg:x="3.492cm" svg:y="9.525cm">
          <text:p/>
          <draw:enhanced-geometry svg:viewBox="0 0 21600 21600" draw:type="rectangle" draw:enhanced-path="M 0 0 L 21600 0 21600 21600 0 21600 0 0 Z N"/>
        </draw:custom-shape>
        <draw:custom-shape draw:style-name="gr15" draw:text-style-name="P15" xml:id="id1" draw:id="id1" draw:layer="layout" svg:width="1.235cm" svg:height="1.905cm" svg:x="5.115cm" svg:y="9.525cm">
          <text:p/>
          <draw:enhanced-geometry svg:viewBox="0 0 21600 21600" draw:type="rectangle" draw:enhanced-path="M 0 0 L 21600 0 21600 21600 0 21600 0 0 Z N"/>
        </draw:custom-shape>
        <draw:custom-shape draw:style-name="gr16" draw:text-style-name="P15" draw:layer="layout" svg:width="1.835cm" svg:height="2.223cm" svg:x="6.737cm" svg:y="9.207cm">
          <text:p/>
          <draw:enhanced-geometry svg:viewBox="0 0 21600 21600" draw:type="rectangle" draw:enhanced-path="M 0 0 L 21600 0 21600 21600 0 21600 0 0 Z N"/>
        </draw:custom-shape>
        <draw:connector draw:style-name="gr17" draw:text-style-name="P15" draw:layer="layout" draw:line-skew="3.31cm" svg:x1="5.732cm" svg:y1="11.43cm" svg:x2="15.557cm" svg:y2="14.605cm" draw:start-shape="id1" draw:start-glue-point="2" draw:end-shape="id2" draw:end-glue-point="2" svg:d="M5732 11430v6985h9825v-3810" svg:viewBox="0 0 9826 6986">
          <text:p/>
        </draw:connector>
        <draw:line draw:style-name="gr18" draw:text-style-name="P16" draw:layer="layout" svg:x1="12.065cm" svg:y1="2.54cm" svg:x2="13.335cm" svg:y2="2.54cm">
          <text:p/>
        </draw:line>
        <draw:line draw:style-name="gr18" draw:text-style-name="P16" draw:layer="layout" svg:x1="12.065cm" svg:y1="3.81cm" svg:x2="13.335cm" svg:y2="3.81cm">
          <text:p/>
        </draw:line>
        <draw:line draw:style-name="gr18" draw:text-style-name="P16" draw:layer="layout" svg:x1="17.78cm" svg:y1="2.54cm" svg:x2="19.05cm" svg:y2="2.54cm">
          <text:p/>
        </draw:line>
        <draw:line draw:style-name="gr18" draw:text-style-name="P16" draw:layer="layout" svg:x1="17.78cm" svg:y1="3.81cm" svg:x2="19.05cm" svg:y2="3.81cm">
          <text:p/>
        </draw:line>
        <draw:line draw:style-name="gr18" draw:text-style-name="P16" draw:layer="layout" svg:x1="13.335cm" svg:y1="2.54cm" svg:x2="13.335cm" svg:y2="3.81cm">
          <text:p/>
        </draw:line>
        <draw:line draw:style-name="gr18" draw:text-style-name="P16" draw:layer="layout" svg:x1="17.78cm" svg:y1="2.54cm" svg:x2="17.78cm" svg:y2="3.81cm">
          <text:p/>
        </draw:line>
        <draw:line draw:style-name="gr18" draw:text-style-name="P16" draw:layer="layout" svg:x1="12.065cm" svg:y1="12.382cm" svg:x2="13.335cm" svg:y2="12.382cm">
          <text:p/>
        </draw:line>
        <draw:line draw:style-name="gr18" draw:text-style-name="P16" draw:layer="layout" svg:x1="12.065cm" svg:y1="11.112cm" svg:x2="13.335cm" svg:y2="11.112cm">
          <text:p/>
        </draw:line>
        <draw:line draw:style-name="gr18" draw:text-style-name="P16" draw:layer="layout" svg:x1="13.335cm" svg:y1="11.112cm" svg:x2="13.335cm" svg:y2="12.382cm">
          <text:p/>
        </draw:line>
        <draw:line draw:style-name="gr18" draw:text-style-name="P16" draw:layer="layout" svg:x1="17.78cm" svg:y1="12.382cm" svg:x2="19.05cm" svg:y2="12.382cm">
          <text:p/>
        </draw:line>
        <draw:line draw:style-name="gr18" draw:text-style-name="P16" draw:layer="layout" svg:x1="17.78cm" svg:y1="11.112cm" svg:x2="19.05cm" svg:y2="11.112cm">
          <text:p/>
        </draw:line>
        <draw:line draw:style-name="gr18" draw:text-style-name="P16" draw:layer="layout" svg:x1="17.78cm" svg:y1="11.112cm" svg:x2="17.78cm" svg:y2="12.382cm">
          <text:p/>
        </draw:line>
        <draw:line draw:style-name="gr19" draw:text-style-name="P16" draw:layer="layout" svg:x1="19.05cm" svg:y1="2.54cm" svg:x2="19.05cm" svg:y2="3.81cm">
          <text:p/>
        </draw:line>
        <draw:line draw:style-name="gr19" draw:text-style-name="P16" draw:layer="layout" svg:x1="12.065cm" svg:y1="11.112cm" svg:x2="12.065cm" svg:y2="12.382cm">
          <text:p/>
        </draw:line>
        <draw:line draw:style-name="gr19" draw:text-style-name="P16" draw:layer="layout" svg:x1="19.05cm" svg:y1="11.112cm" svg:x2="19.05cm" svg:y2="12.382cm">
          <text:p/>
        </draw:line>
        <draw:line draw:style-name="gr19" draw:text-style-name="P16" draw:layer="layout" svg:x1="12.065cm" svg:y1="2.54cm" svg:x2="12.065cm" svg:y2="3.81cm">
          <text:p/>
        </draw:line>
        <draw:custom-shape draw:style-name="gr20" draw:text-style-name="P3" draw:layer="layout" svg:width="0.317cm" svg:height="0.317cm" svg:x="3.327cm" svg:y="8.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3" draw:layer="layout" svg:width="0.317cm" svg:height="0.317cm" svg:x="3.324cm" svg:y="3.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3" draw:layer="layout" svg:width="0.317cm" svg:height="0.317cm" svg:x="8.424cm" svg:y="3.3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3" draw:layer="layout" svg:width="0.317cm" svg:height="0.317cm" svg:x="12.553cm" svg:y="3.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3" draw:layer="layout" svg:width="0.317cm" svg:height="0.317cm" svg:x="18.253cm" svg:y="3.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3" draw:layer="layout" svg:width="0.317cm" svg:height="0.317cm" svg:x="8.433cm" svg:y="8.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3" draw:layer="layout" svg:width="0.317cm" svg:height="0.317cm" svg:x="12.532cm" svg:y="11.6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3" draw:layer="layout" svg:width="0.317cm" svg:height="0.317cm" svg:x="18.253cm" svg:y="11.60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 draw:text-style-name="P7" draw:layer="layout" svg:width="4.443cm" svg:height="0.725cm" svg:x="3.824cm" svg:y="6.985cm">
          <draw:text-box>
            <text:p text:style-name="P6">Scale is approximate</text:p>
          </draw:text-box>
        </draw:frame>
        <draw:frame draw:style-name="gr21" draw:text-style-name="P7" draw:layer="layout" svg:width="4.443cm" svg:height="0.725cm" svg:x="13.504cm" svg:y="7.212cm">
          <draw:text-box>
            <text:p text:style-name="P6">Scale is approximate</text:p>
          </draw:text-box>
        </draw:frame>
        <draw:frame draw:style-name="gr22" draw:text-style-name="P18" draw:layer="layout" svg:width="4.762cm" svg:height="1.27cm" svg:x="3.598cm" svg:y="25.971cm">
          <draw:text-box>
            <text:p text:style-name="P17">Retain as shim placed under Raspberry Pi</text:p>
          </draw:text-box>
        </draw:frame>
        <draw:frame draw:style-name="gr23" draw:text-style-name="P18" draw:layer="layout" svg:width="5.715cm" svg:height="1.673cm" svg:x="12.7cm" svg:y="25.717cm">
          <draw:text-box>
            <text:p text:style-name="P17">Retain as shim placed under hard drive to match height of USB-to-SATA</text:p>
          </draw:text-box>
        </draw:frame>
        <draw:frame draw:style-name="gr22" draw:text-style-name="P20" draw:layer="layout" svg:width="1.905cm" svg:height="1.27cm" svg:x="5.08cm" svg:y="2.54cm">
          <draw:text-box>
            <text:p text:style-name="P19"><text:span text:style-name="T2">Micro</text:span>SD<text:line-break/>Access</text:p>
          </draw:text-box>
        </draw:frame>
        <draw:line draw:style-name="gr24" draw:text-style-name="P15" draw:layer="layout" svg:x1="18.415cm" svg:y1="22.225cm" svg:x2="18.415cm" svg:y2="19.685cm">
          <text:p/>
        </draw:line>
        <draw:frame draw:style-name="gr25" draw:text-style-name="P14" draw:layer="layout" svg:width="1.27cm" svg:height="0.962cm" svg:x="18.415cm" svg:y="20.498cm">
          <draw:text-box>
            <text:p text:style-name="P13">1”</text:p>
          </draw:text-box>
        </draw:frame>
        <draw:custom-shape draw:style-name="gr26" draw:text-style-name="P2" draw:layer="layout" svg:width="1.905cm" svg:height="1.905cm" svg:x="0.635cm" svg:y="8.6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7" draw:text-style-name="P21" draw:layer="layout" svg:width="0.317cm" svg:height="0.635cm" svg:x="3.175cm" svg:y="4.127cm">
          <text:p/>
          <draw:enhanced-geometry svg:viewBox="0 0 21600 21600" draw:type="rectangle" draw:enhanced-path="M 0 0 L 21600 0 21600 21600 0 21600 0 0 Z N"/>
        </draw:custom-shape>
        <draw:frame draw:style-name="gr28" draw:text-style-name="P20" draw:layer="layout" svg:width="1.587cm" svg:height="1.587cm" draw:transform="rotate (1.5707963267949) translate (0.833cm 10.455cm)">
          <draw:text-box>
            <text:p text:style-name="P19"><text:span text:style-name="T3">Cable</text:span></text:p>
            <text:p text:style-name="P19"><text:span text:style-name="T3"/></text:p>
            <text:p text:style-name="P19"><text:span text:style-name="T3">Guide</text:span></text:p>
          </draw:text-box>
        </draw:frame>
        <draw:custom-shape draw:style-name="gr29" draw:text-style-name="P15" draw:layer="layout" svg:width="0.318cm" svg:height="1.587cm" svg:x="1.419cm" svg:y="8.869cm">
          <text:p/>
          <draw:enhanced-geometry svg:viewBox="0 0 21600 21600" draw:type="rectangle" draw:enhanced-path="M 0 0 L 21600 0 21600 21600 0 21600 0 0 Z N"/>
        </draw:custom-shape>
      </draw:page>
      <draw:page draw:name="page2" draw:style-name="dp1" draw:master-page-name="Default">
        <draw:frame draw:style-name="gr30" draw:text-style-name="P24" draw:layer="layout" svg:width="17.78cm" svg:height="24.665cm" svg:x="1.905cm" svg:y="1.905cm">
          <draw:text-box>
            <text:p text:style-name="P22"><text:span text:style-name="T4">Cardboard Pi Assembly Instructions</text:span></text:p>
            <text:p text:style-name="P22"><text:span text:style-name="T3">Transfer drawing above onto cardboard. The drawing is formatted for 8.5” x 11” standard letter paper for printing. Dimensions are in inches. Scale is approximate.</text:span></text:p>
            <text:p text:style-name="P22"><text:span text:style-name="T5">Cable Management</text:span></text:p>
            <text:list text:style-name="L3">
              <text:list-item>
                <text:p text:style-name="P22"><text:span text:style-name="T3">Cut out the four rectangles at the bottom of the template. Retain the lpieces for future use.</text:span></text:p>
              </text:list-item>
              <text:list-item>
                <text:p text:style-name="P22"><text:span text:style-name="T3">Locate tabs A, B, and C at the the bottom. Fold upward on dotted line at a 90</text:span><text:span text:style-name="T6">°</text:span><text:span text:style-name="T3"> angle.</text:span></text:p>
              </text:list-item>
              <text:list-item>
                <text:p text:style-name="P23"><text:span text:style-name="T7">Move to the dotted line 1.25” from the bottom. Fold upward at </text:span><text:span text:style-name="T3">a 90</text:span><text:span text:style-name="T6">°</text:span><text:span text:style-name="T3"> angle.</text:span></text:p>
              </text:list-item>
              <text:list-item>
                <text:p text:style-name="P23"><text:span text:style-name="T3">Repeat upward folds for dotted lines at 2.25” and 3.25” up from bottom until a rectangular box is formed.</text:span></text:p>
              </text:list-item>
              <text:list-item>
                <text:p text:style-name="P23"><text:span text:style-name="T3">Cut slots A, B, and C. Insert corresponding tabs and secure with glue.</text:span></text:p>
              </text:list-item>
            </text:list>
            <text:p text:style-name="P22"><text:span text:style-name="T3"/></text:p>
            <text:p text:style-name="P22"><text:span text:style-name="T5">SATA Drive Mounting</text:span></text:p>
            <text:list text:continue-numbering="true" text:style-name="L3">
              <text:list-item>
                <text:p text:style-name="P22"><text:span text:style-name="T3">Locate the four squares at the corners of the SATA drive area.</text:span></text:p>
              </text:list-item>
              <text:list-item>
                <text:p text:style-name="P22"><text:span text:style-name="T3">For each square, cut along the three solid lines and fold upward on the dotted line. These are the tabs that will be used to secure the SATA drive.</text:span></text:p>
              </text:list-item>
              <text:list-item>
                <text:p text:style-name="P22"><text:span text:style-name="T3">Temporarily place the SATA drive between the four tabs to test its fit and adjust tabs if needed.</text:span></text:p>
              </text:list-item>
              <text:list-item>
                <text:p text:style-name="P22"><text:span text:style-name="T3">Slide a retained shim under the drive and mark the location of the mounting holes.</text:span></text:p>
              </text:list-item>
              <text:list-item>
                <text:p text:style-name="P22"><text:span text:style-name="T3">Remove the SATA drive until final assembly.</text:span></text:p>
              </text:list-item>
              <text:list-item>
                <text:p text:style-name="P22"><text:span text:style-name="T3">Cut the retained shim into four equal pieces and glue over the square openings next to the four tabs.</text:span></text:p>
              </text:list-item>
              <text:list-item>
                <text:p text:style-name="P22"><text:span text:style-name="T3">Secure the SATA drive with screws.</text:span></text:p>
              </text:list-item>
            </text:list>
            <text:p text:style-name="P22"><text:span text:style-name="T3"/></text:p>
            <text:p text:style-name="P22"><text:span text:style-name="T5">Raspberry Pi Mounting</text:span></text:p>
            <text:list text:style-name="L1">
              <text:list-item>
                <text:p text:style-name="P22"><text:span text:style-name="T3">Locate the 0.75” diameter hole labeled MicroSD Access. Cut around it and retain cardboard disk.</text:span></text:p>
              </text:list-item>
              <text:list-item>
                <text:p text:style-name="P22"><text:span text:style-name="T3">Temporarily place the Pi over the area and test the fit. Adjust hole size if needed.</text:span></text:p>
              </text:list-item>
              <text:list-item>
                <text:p text:style-name="P22"><text:span text:style-name="T3">With the Pi still in place, use a pencil to mark the location of the four Pi mounting holes.</text:span></text:p>
              </text:list-item>
              <text:list-item>
                <text:p text:style-name="P22"><text:span text:style-name="T3">Remove the Raspberry Pi until final assembly.</text:span></text:p>
              </text:list-item>
              <text:list-item>
                <text:p text:style-name="P22"><text:span text:style-name="T3">Punch through the four mounting holes that were marked previously.</text:span></text:p>
              </text:list-item>
              <text:list-item>
                <text:p text:style-name="P22"><text:span text:style-name="T3">Cut the retained shim into four equal pieces and glue over the mounting holes.</text:span></text:p>
              </text:list-item>
              <text:list-item>
                <text:p text:style-name="P22"><text:span text:style-name="T3">Punch through the shim pieces where the mounting holes are located.</text:span></text:p>
              </text:list-item>
              <text:list-item>
                <text:p text:style-name="P22"><text:span text:style-name="T3">Secure with plastic rivets or screws.</text:span></text:p>
              </text:list-item>
            </text:list>
            <text:p text:style-name="P22"><text:span text:style-name="T3"/></text:p>
            <text:p text:style-name="P22"><text:span text:style-name="T5">Power Cord Cable Guide</text:span></text:p>
            <text:list text:continue-numbering="true" text:style-name="L1">
              <text:list-item>
                <text:p text:style-name="P22"><text:span text:style-name="T3">Locate the disk retained from the microSD access hole and the small rectangle removed from the area to the left of tab A.</text:span></text:p>
              </text:list-item>
              <text:list-item>
                <text:p text:style-name="P22"><text:span text:style-name="T3">Glue the disk onto the rectangle and glue the finished assembly near the Pi’s power port to create strain relief for the power cable. Use the rectangle cut from the left of tab C if additional thickness is needed.</text:span></text:p>
              </text:list-item>
            </text:list>
            <text:p text:style-name="P22"><text:span text:style-name="T3"/></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Microsoft YaHei1"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20" svg:d="M0 20l10-20 10 20z"/>
    <draw:stroke-dash draw:name="Double_20_Dash" draw:display-name="Double Dash" draw:style="rect" draw:dots1="1" draw:dots1-length="8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12-10T20:05:45.388000000</meta:creation-date>
    <dc:date>2021-12-11T09:03:57.306000000</dc:date>
    <meta:editing-duration>PT10H36M26S</meta:editing-duration>
    <meta:editing-cycles>61</meta:editing-cycles>
    <meta:generator>LibreOffice/7.2.4.1$Windows_X86_64 LibreOffice_project/27d75539669ac387bb498e35313b970b7fe9c4f9</meta:generator>
    <meta:document-statistic meta:object-count="67"/>
  </office:meta>
</office:document-meta>
</file>